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margin-top="0.0398in" fo:margin-bottom="0.0398in" style:contextual-spacing="false" fo:line-height="150%" fo:text-align="justify" style:justify-single-word="false"/>
      <style:text-properties fo:font-size="18pt" officeooo:paragraph-rsid="00032334" style:font-size-asian="18pt" style:font-size-complex="18pt"/>
    </style:style>
    <style:style style:name="P4" style:family="paragraph" style:parent-style-name="Standard">
      <style:paragraph-properties fo:line-height="150%" fo:text-align="justify" style:justify-single-word="false"/>
      <style:text-properties fo:font-size="18pt" style:font-size-asian="18pt" style:font-size-complex="18pt"/>
    </style:style>
    <style:style style:name="T1" style:family="text">
      <style:text-properties officeooo:rsid="00032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মাসিক আয়ের প্রত্যয়ন পত্র</text:p>
      <text:p text:style-name="P2"/>
      <text:p text:style-name="P3"><text:tab/>এই মর্মে প্রত্যয়ন করা যাচ্ছে যে,<text:tab/>জনাব……………………….………………. পিতাঃ…………………………………..…..….মাতাঃ…………………..……………………গ্রামঃ…………………..ডাকঘ<text:span text:style-name="T1">রঃ</text:span>……………….…………...উপজেলাঃ……………………. জেলাঃ…………………………<text:span text:style-name="T1">।</text:span>তিনি একজন কৃষক/শ্রমিক/দিন-<text:span text:style-name="T1">ম</text:span>জুর/সরকারী চাকুরীজীবি /বেসরকারী চাকুরীজীবি ।তাঁর মাসিক আয় (অংকে)………………………………. (কথায়)…………………………... টাকা।</text:p>
      <text:p text:style-name="P4"/>
      <text:p text:style-name="P4">আমার জানামতে তিনি একজন ভাল এবং সৎ মানুষ। আমি তাঁর সর্বাঙ্গীন মঙ্গল কামনা করি।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1:08:08.000276500</meta:creation-date>
    <meta:print-date>2025-05-28T11:19:13.082029400</meta:print-date>
    <dc:date>2025-05-28T11:20:04.767770700</dc:date>
    <meta:editing-duration>PT1M22S</meta:editing-duration>
    <meta:editing-cycles>1</meta:editing-cycles>
    <meta:document-statistic meta:table-count="0" meta:image-count="0" meta:object-count="0" meta:page-count="1" meta:paragraph-count="3" meta:word-count="38" meta:character-count="305" meta:non-whitespace-character-count="269"/>
    <meta:generator>LibreOffice/25.2.2.2$Windows_X86_64 LibreOffice_project/7370d4be9e3cf6031a51beef54ff3bda878e3fac</meta:generator>
  </office:meta>
</office:document-meta>
</file>